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[STUDENT]</text:p><text:p text:style-name="P13"><text:span text:style-name="T4"><text:s text:c="3"/>Curso</text:span>: [COURSE]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[DATE]</text:p><text:p text:style-name="P13"><text:span text:style-name="T4"><text:s text:c="3"/>Año</text:span>: [YEAR]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  <table:table-row>
          <table:table-cell table:style-name="TABLE_5f_GRADE.A1" office:value-type="string">
            <text:p text:style-name="P16">[NO]</text:p>
          </table:table-cell>
          <table:table-cell table:style-name="TABLE_5f_GRADE.A1" office:value-type="string">
            <text:p text:style-name="P16">[SUBJECT]</text:p>
          </table:table-cell>
          <table:table-cell table:style-name="TABLE_5f_GRADE.A1" office:value-type="string">
            <text:p text:style-name="P15">[FIRST_PERIOD]</text:p>
          </table:table-cell>
          <table:table-cell table:style-name="TABLE_5f_GRADE.A1" office:value-type="string">
            <text:p text:style-name="P15">[SECOND_PERIOD]</text:p>
          </table:table-cell>
          <table:table-cell table:style-name="TABLE_5f_GRADE.A1" office:value-type="string">
            <text:p text:style-name="P15">[THIRD_PERIOD]</text:p>
          </table:table-cell>
          <table:table-cell table:style-name="TABLE_5f_GRADE.A1" office:value-type="string">
            <text:p text:style-name="P15">[FOURTH_PERIOD]</text:p>
          </table:table-cell>
          <table:table-cell table:style-name="TABLE_5f_GRADE.A1" office:value-type="string">
            <text:p text:style-name="P15">[AVERAGE]</text:p>
          </table:table-cell>
          <table:table-cell table:style-name="TABLE_5f_GRADE.A1" office:value-type="string">
            <text:p text:style-name="P15">[FIRST_RECOVERY]</text:p>
          </table:table-cell>
          <table:table-cell table:style-name="TABLE_5f_GRADE.I1" office:value-type="string">
            <text:p text:style-name="P15">[SECOND_RECOVERY]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[RATING]</text:span></text:p>
          </table:table-cell>
        </table:table-row>
        <table:table-row>
          <table:table-cell table:style-name="TABLE_5f_PERSONALITY.A2" office:value-type="string">
            <text:p text:style-name="P14">[NO]</text:p>
          </table:table-cell>
          <table:table-cell table:style-name="TABLE_5f_PERSONALITY.A2" office:value-type="string">
            <text:p text:style-name="P14">[PERSONALITY]</text:p>
          </table:table-cell>
          <table:table-cell table:style-name="TABLE_5f_PERSONALITY.A2" office:value-type="string">
            <text:p text:style-name="P15">[FIRST_PERIOD]</text:p>
          </table:table-cell>
          <table:table-cell table:style-name="TABLE_5f_PERSONALITY.A2" office:value-type="string">
            <text:p text:style-name="P15">[SECOND_PERIOD]</text:p>
          </table:table-cell>
          <table:table-cell table:style-name="TABLE_5f_PERSONALITY.A2" office:value-type="string">
            <text:p text:style-name="P15">[THIRD_PERIOD]</text:p>
          </table:table-cell>
          <table:table-cell table:style-name="TABLE_5f_PERSONALITY.A2" office:value-type="string">
            <text:p text:style-name="P15">[FOURTH_PERIOD]</text:p>
          </table:table-cell>
          <table:table-cell table:style-name="TABLE_5f_PERSONALITY.G2" office:value-type="string">
            <text:p text:style-name="P15">[SUMMARY]</text:p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[DIRECTOR] </text:p></draw:text-box></draw:frame><text:tab/><draw:frame draw:style-name="fr3" draw:name="Frame2" text:anchor-type="as-char" svg:y="-1.595cm" svg:width="7.671cm" draw:z-index="1"><draw:text-box fo:min-height="0.594cm"><text:p text:style-name="P8"><text:s text:c="3"/>[SECRETARY]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